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able-cell-properties fo:background-color="#66ff66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 style:data-style-name="N41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r nagrania</text:p>
          </table:table-cell>
          <table:table-cell office:value-type="string">
            <text:p>Czas początku zdarzenia</text:p>
          </table:table-cell>
          <table:table-cell office:value-type="string">
            <text:p>Czas zegarowy</text:p>
          </table:table-cell>
          <table:table-cell office:value-type="string">
            <text:p>Zdar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2M42S">
            <text:p>02:52:42</text:p>
          </table:table-cell>
          <table:table-cell table:formula="of:=[.$C$3]-([.$B$3]-[.B2])" office:value-type="time" office:time-value="PT13H53M26S">
            <text:p>13:53:26</text:p>
          </table:table-cell>
          <table:table-cell office:value-type="string">
            <text:p>słowo 'myślistwo' pada z ust przemawiające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5M42S">
            <text:p>02:55:42</text:p>
          </table:table-cell>
          <table:table-cell table:style-name="ce2" office:value-type="time" office:time-value="PT13H56M26S">
            <text:p>13:56:26</text:p>
          </table:table-cell>
          <table:table-cell office:value-type="string">
            <text:p>(A) prosimy o nie używanie pirotechniki i zachowanie zgodne z prawem proszę państwa prosimy o zachowanie zgodne z prawem i nie używanie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6M26S">
            <text:p>02:56:26</text:p>
          </table:table-cell>
          <table:table-cell table:formula="of:=[.$C$3]-([.$B$3]-[.B4])" office:value-type="time" office:time-value="PT13H57M10S">
            <text:p>13:57:10</text:p>
          </table:table-cell>
          <table:table-cell office:value-type="string">
            <text:p>Głos z trybuny: [...] i ja oficjalnie naszą część zgromadzenia zakończę, ale to jeszcze sekundeczkę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7M35S">
            <text:p>02:57:35</text:p>
          </table:table-cell>
          <table:table-cell table:formula="of:=[.$C$3]-([.$B$3]-[.B5])" office:value-type="time" office:time-value="PT13H58M19S">
            <text:p>13:58:19</text:p>
          </table:table-cell>
          <table:table-cell office:value-type="string">
            <text:p>(B) proszę państwa w imieniu organizatora prosimy o nie używanie pirotechniki prosimy nie używać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table:formula="of:=[.$C$3]-([.$B$3]-[.B6])" office:value-type="time" office:time-value="PT13H59M19S">
            <text:p>13:59:19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9M12S">
            <text:p>02:59:12</text:p>
          </table:table-cell>
          <table:table-cell table:formula="of:=[.$C$3]-([.$B$3]-[.B7])" office:value-type="time" office:time-value="PT13H59M56S">
            <text:p>13:59:56</text:p>
          </table:table-cell>
          <table:table-cell office:value-type="string">
            <text:p>trumna "Pogrzeb polskiego rolnika", obok samoch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5M50S">
            <text:p>03:05:50</text:p>
          </table:table-cell>
          <table:table-cell table:formula="of:=[.$C$3]-([.$B$3]-[.B8])" office:value-type="time" office:time-value="PT14H06M34S">
            <text:p>14:06:34</text:p>
          </table:table-cell>
          <table:table-cell office:value-type="string">
            <text:p>relacja z końcówki protes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6M05S">
            <text:p>03:06:05</text:p>
          </table:table-cell>
          <table:table-cell table:formula="of:=[.$C$3]-([.$B$3]-[.B9])" office:value-type="time" office:time-value="PT14H06M49S">
            <text:p>14:06:49</text:p>
          </table:table-cell>
          <table:table-cell office:value-type="string">
            <text:p>dziennikarz: wcześniej było zgromadzenie oficjalne zorganizowane przez myśliwych to spotkanie oficjalnie się skończyło, choć myśliwi pozostali na miejs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8M50S">
            <text:p>03:08:50</text:p>
          </table:table-cell>
          <table:table-cell table:formula="of:=[.$C$3]-([.$B$3]-[.B10])" office:value-type="time" office:time-value="PT14H09M34S">
            <text:p>14:09:34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0M30S">
            <text:p>03:10:30</text:p>
          </table:table-cell>
          <table:table-cell table:formula="of:=[.$C$3]-([.$B$3]-[.B11])" office:value-type="time" office:time-value="PT14H11M14S">
            <text:p>14:11:14</text:p>
          </table:table-cell>
          <table:table-cell office:value-type="string">
            <text:p>dziennikarz: został użyty gaz łzawią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1M40S">
            <text:p>03:11:40</text:p>
          </table:table-cell>
          <table:table-cell table:formula="of:=[.$C$3]-([.$B$3]-[.B12])" office:value-type="time" office:time-value="PT14H12M24S">
            <text:p>14:12:24</text:p>
          </table:table-cell>
          <table:table-cell office:value-type="string">
            <text:p>dziennikarz: policja zablokowała ulicę Wiejską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2M50S">
            <text:p>03:12:50</text:p>
          </table:table-cell>
          <table:table-cell table:formula="of:=[.$C$3]-([.$B$3]-[.B13])" office:value-type="time" office:time-value="PT14H13M34S">
            <text:p>14:13:34</text:p>
          </table:table-cell>
          <table:table-cell office:value-type="string">
            <text:p>nie da się przejść w stronę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06S">
            <text:p>03:13:06</text:p>
          </table:table-cell>
          <table:table-cell table:formula="of:=[.$C$3]-([.$B$3]-[.B14])" office:value-type="time" office:time-value="PT14H13M50S">
            <text:p>14:13:50</text:p>
          </table:table-cell>
          <table:table-cell office:value-type="string">
            <text:p>słychać "Rotę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10S">
            <text:p>03:13:10</text:p>
          </table:table-cell>
          <table:table-cell table:formula="of:=[.$C$3]-([.$B$3]-[.B15])" office:value-type="time" office:time-value="PT14H13M54S">
            <text:p>14:13:54</text:p>
          </table:table-cell>
          <table:table-cell office:value-type="string">
            <text:p>Białe kaski przechodzą od Sej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table:formula="of:=[.$C$3]-([.$B$3]-[.B16])" office:value-type="time" office:time-value="PT14H14M20S">
            <text:p>14:14:20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table:style-name="ce3" table:formula="of:=[.$C$3]-([.$B$3]-[.B17])" office:value-type="time" office:time-value="PT14H18M17S">
            <text:p>14:18:17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9M27S">
            <text:p>03:19:27</text:p>
          </table:table-cell>
          <table:table-cell table:formula="of:=[.$C$3]-([.$B$3]-[.B18])" office:value-type="time" office:time-value="PT14H20M11S">
            <text:p>14:20:11</text:p>
          </table:table-cell>
          <table:table-cell office:value-type="string">
            <text:p>kordon policji porusza się w kierunku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24M25S">
            <text:p>03:24:25</text:p>
          </table:table-cell>
          <table:table-cell table:formula="of:=[.$C$3]-([.$B$3]-[.B19])" office:value-type="time" office:time-value="PT14H25M09S">
            <text:p>14:25:09</text:p>
          </table:table-cell>
          <table:table-cell office:value-type="string">
            <text:p>mężczyzna w czerwonym kapturze (chyba ten na liście poszukiwanych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39M00S">
            <text:p>03:39:00</text:p>
          </table:table-cell>
          <table:table-cell table:formula="of:=[.$C$3]-([.$B$3]-[.B20])" office:value-type="time" office:time-value="PT14H39M44S">
            <text:p>14:39:44</text:p>
          </table:table-cell>
          <table:table-cell office:value-type="string">
            <text:p>dziennikarz: pan Obszański został potraktowany gaz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45M34S">
            <text:p>03:45:34</text:p>
          </table:table-cell>
          <table:table-cell table:formula="of:=[.$C$3]-([.$B$3]-[.B21])" office:value-type="time" office:time-value="PT14H46M18S">
            <text:p>14:46:18</text:p>
          </table:table-cell>
          <table:table-cell office:value-type="string">
            <text:p>Andrzej Śniegula Solidarność RI [relacja, jak to się zaczęło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00S">
            <text:p>00:00:00</text:p>
          </table:table-cell>
          <table:table-cell table:formula="of:=[.$C$32]-([.$B$32]-[.B22])" office:value-type="time" office:time-value="PT11H37M35S">
            <text:p>11:37:35</text:p>
          </table:table-cell>
          <table:table-cell office:value-type="string">
            <text:p>początek nagrania wg Faceboo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00S">
            <text:p>02:21:00</text:p>
          </table:table-cell>
          <table:table-cell table:formula="of:=[.$C$32]-([.$B$32]-[.B23])" office:value-type="time" office:time-value="PT13H58M35S">
            <text:p>13:58:35</text:p>
          </table:table-cell>
          <table:table-cell office:value-type="string">
            <text:p>(A) komunikat z głośników: w imieniu organizatora prosimy o nie używanie pirotechniki i zachowanie zgodne z prawem. proszę państwa prosimy o zachowanie zgodne z prawem i nie używanie pirotechniki. w imieniu organizat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43S">
            <text:p>02:21:43</text:p>
          </table:table-cell>
          <table:table-cell table:formula="of:=[.$C$32]-([.$B$32]-[.B24])" office:value-type="time" office:time-value="PT13H59M18S">
            <text:p>13:59:18</text:p>
          </table:table-cell>
          <table:table-cell office:value-type="string">
            <text:p>Widoczna trumna, a kilka metrów za nią samochód z nagłośnieni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2M20S">
            <text:p>02:22:20</text:p>
          </table:table-cell>
          <table:table-cell table:formula="of:=[.$C$32]-([.$B$32]-[.B25])" office:value-type="time" office:time-value="PT13H59M55S">
            <text:p>13:59:55</text:p>
          </table:table-cell>
          <table:table-cell office:value-type="string">
            <text:p>(B) proszę państwa, w imieniu organizatora, prosimy o nie używanie pirotechniki. prosimy nie używać pirotechni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35S">
            <text:p>02:23:35</text:p>
          </table:table-cell>
          <table:table-cell table:formula="of:=[.$C$32]-([.$B$32]-[.B26])" office:value-type="time" office:time-value="PT14H01M10S">
            <text:p>14:01:10</text:p>
          </table:table-cell>
          <table:table-cell office:value-type="string">
            <text:p>pojawiła się policja przy ognis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58S">
            <text:p>02:23:58</text:p>
          </table:table-cell>
          <table:table-cell table:formula="of:=[.$C$32]-([.$B$32]-[.B27])" office:value-type="time" office:time-value="PT14H01M33S">
            <text:p>14:01:33</text:p>
          </table:table-cell>
          <table:table-cell office:value-type="string">
            <text:p>(V) koniec gasze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4M43S">
            <text:p>02:24:43</text:p>
          </table:table-cell>
          <table:table-cell table:formula="of:=[.$C$32]-([.$B$32]-[.B28])" office:value-type="time" office:time-value="PT14H02M18S">
            <text:p>14:02:18</text:p>
          </table:table-cell>
          <table:table-cell office:value-type="string">
            <text:p>zamieszanie w pobliżu ogniska, tłum krzyczy "wypierdalać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6M43S">
            <text:p>02:26:43</text:p>
          </table:table-cell>
          <table:table-cell table:formula="of:=[.$C$32]-([.$B$32]-[.B29])" office:value-type="time" office:time-value="PT14H04M18S">
            <text:p>14:04:18</text:p>
          </table:table-cell>
          <table:table-cell office:value-type="string">
            <text:p>Policjanci (ekipa gaśnicza) weszli w tłum i użyli gaz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7M10S">
            <text:p>02:27:10</text:p>
          </table:table-cell>
          <table:table-cell table:formula="of:=[.$C$32]-([.$B$32]-[.B30])" office:value-type="time" office:time-value="PT14H04M45S">
            <text:p>14:04:45</text:p>
          </table:table-cell>
          <table:table-cell office:value-type="string">
            <text:p>widać ludzi, którzy mają kłopoty z oc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33M55S">
            <text:p>02:33:55</text:p>
          </table:table-cell>
          <table:table-cell table:formula="of:=[.$C$32]-([.$B$32]-[.B31])" office:value-type="time" office:time-value="PT14H11M30S">
            <text:p>14:11:30</text:p>
          </table:table-cell>
          <table:table-cell office:value-type="string">
            <text:p>Policja wycofuje się z trawnika, na koniec utworzą zgrupowanie przy wjeździe na ulicę Frascati (skrzyżowanie z ulicą Wiejską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0M42S">
            <text:p>02:40:42</text:p>
          </table:table-cell>
          <table:table-cell table:style-name="ce2" office:value-type="time" office:time-value="PT14H18M17S">
            <text:p>14:18:17</text:p>
          </table:table-cell>
          <table:table-cell office:value-type="string">
            <text:p>(C) Policjanci wchodzą na Wiejską. Formuje się kordon policji na Wiejskiej w okolicy skrzyżowania z ulicą Frascati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1M15S">
            <text:p>02:41:15</text:p>
          </table:table-cell>
          <table:table-cell table:formula="of:=[.$C$32]-([.$B$32]-[.B33])" office:value-type="time" office:time-value="PT14H18M50S">
            <text:p>14:18:50</text:p>
          </table:table-cell>
          <table:table-cell office:value-type="string">
            <text:p>formuje się kordon w okolicy biura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10S">
            <text:p>02:42:10</text:p>
          </table:table-cell>
          <table:table-cell table:formula="of:=[.$C$32]-([.$B$32]-[.B34])" office:value-type="time" office:time-value="PT14H19M45S">
            <text:p>14:19:45</text:p>
          </table:table-cell>
          <table:table-cell office:value-type="string">
            <text:p>zatrzymanie przy wjeździe na ulicę Frasca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30S">
            <text:p>02:42:30</text:p>
          </table:table-cell>
          <table:table-cell table:formula="of:=[.$C$32]-([.$B$32]-[.B35])" office:value-type="time" office:time-value="PT14H20M05S">
            <text:p>14:20:05</text:p>
          </table:table-cell>
          <table:table-cell office:value-type="string">
            <text:p>kordon policji idzie ulicą Wiejską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6M14S">
            <text:p>02:46:14</text:p>
          </table:table-cell>
          <table:table-cell table:formula="of:=[.$C$32]-([.$B$32]-[.B36])" office:value-type="time" office:time-value="PT14H23M49S">
            <text:p>14:23:49</text:p>
          </table:table-cell>
          <table:table-cell office:value-type="string">
            <text:p>kordon policji się cof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8M45S">
            <text:p>02:48:45</text:p>
          </table:table-cell>
          <table:table-cell table:formula="of:=[.$C$32]-([.$B$32]-[.B37])" office:value-type="time" office:time-value="PT14H26M20S">
            <text:p>14:26:20</text:p>
          </table:table-cell>
          <table:table-cell office:value-type="string">
            <text:p>głos kobiecy: polewaczka jedzi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2M15S">
            <text:p>02:52:15</text:p>
          </table:table-cell>
          <table:table-cell table:formula="of:=[.$C$32]-([.$B$32]-[.B38])" office:value-type="time" office:time-value="PT14H29M50S">
            <text:p>14:29:50</text:p>
          </table:table-cell>
          <table:table-cell office:value-type="string">
            <text:p>polewaczka za kordonem polic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3M15S">
            <text:p>02:53:15</text:p>
          </table:table-cell>
          <table:table-cell table:formula="of:=[.$C$32]-([.$B$32]-[.B39])" office:value-type="time" office:time-value="PT14H30M50S">
            <text:p>14:30:50</text:p>
          </table:table-cell>
          <table:table-cell office:value-type="string">
            <text:p>kordon się cofa w kierunku Sej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table:formula="of:=[.$C$32]-([.$B$32]-[.B40])" office:value-type="time" office:time-value="PT14H31M35S">
            <text:p>14:31:35</text:p>
          </table:table-cell>
          <table:table-cell office:value-type="string">
            <text:p>Przejeżdża samochód z napisem "Solidarność z rolnikami" w okolicy skrzyżowania 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table:style-name="ce3" table:formula="of:=[.$C$32]-([.$B$32]-[.B41])" office:value-type="time" office:time-value="PT14H35M03S">
            <text:p>14:35:03</text:p>
          </table:table-cell>
          <table:table-cell office:value-type="string">
            <text:p>Rusza kordon policji, niedługo potem zatrzymanie chłopaka z flagą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table:formula="of:=[.$C$32]-([.$B$32]-[.B42])" office:value-type="time" office:time-value="PT14H39M04S">
            <text:p>14:39:04</text:p>
          </table:table-cell>
          <table:table-cell office:value-type="string">
            <text:p>Wyprowadzili zatrzymanego chłopaka, widok przez kordon między hełm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4M08S">
            <text:p>03:04:08</text:p>
          </table:table-cell>
          <table:table-cell table:formula="of:=[.$C$32]-([.$B$32]-[.B43])" office:value-type="time" office:time-value="PT14H41M43S">
            <text:p>14:41:43</text:p>
          </table:table-cell>
          <table:table-cell office:value-type="string">
            <text:p>wjechał wózek z nos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5M31S">
            <text:p>03:05:31</text:p>
          </table:table-cell>
          <table:table-cell table:formula="of:=[.$C$32]-([.$B$32]-[.B44])" office:value-type="time" office:time-value="PT14H43M06S">
            <text:p>14:43:06</text:p>
          </table:table-cell>
          <table:table-cell office:value-type="string">
            <text:p>przejazd noszy przez barierki przy biurze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0S">
            <text:p>03:06:20</text:p>
          </table:table-cell>
          <table:table-cell table:style-name="ce3" table:formula="of:=[.$C$32]-([.$B$32]-[.B45])" office:value-type="time" office:time-value="PT14H43M55S">
            <text:p>14:43:55</text:p>
          </table:table-cell>
          <table:table-cell office:value-type="string">
            <text:p>eksplozje na ulicy Wiejski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1S">
            <text:p>03:06:21</text:p>
          </table:table-cell>
          <table:table-cell table:formula="of:=[.$C$32]-([.$B$32]-[.B46])" office:value-type="time" office:time-value="PT14H43M56S">
            <text:p>14:43:56</text:p>
          </table:table-cell>
          <table:table-cell office:value-type="string">
            <text:p>kordon policji rusza do przodu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8M53S">
            <text:p>03:08:53</text:p>
          </table:table-cell>
          <table:table-cell table:formula="of:=[.$C$32]-([.$B$32]-[.B47])" office:value-type="time" office:time-value="PT14H46M28S">
            <text:p>14:46:28</text:p>
          </table:table-cell>
          <table:table-cell office:value-type="string">
            <text:p>kogoś policjanci przygwoździli do nawierzchni ul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10M15S">
            <text:p>03:10:15</text:p>
          </table:table-cell>
          <table:table-cell table:formula="of:=[.$C$32]-([.$B$32]-[.B48])" office:value-type="time" office:time-value="PT14H47M50S">
            <text:p>14:47:50</text:p>
          </table:table-cell>
          <table:table-cell office:value-type="string">
            <text:p>policjanci podnieśli mężczyznę, ma krwawą plamę na lewym policzku, wyprowadzają g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4H27M15S">
            <text:p>04:27:15</text:p>
          </table:table-cell>
          <table:table-cell table:formula="of:=[.$C$32]-([.$B$32]-[.B49])" office:value-type="time" office:time-value="PT16H04M50S">
            <text:p>16:04:50</text:p>
          </table:table-cell>
          <table:table-cell office:value-type="string">
            <text:p>G.Braun: wyjdźmy tędy, wydaje mi się, że to jest droga ewakuac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table:formula="of:=[.$C$53]-([.$B$53]-[.B50])" office:value-type="time" office:time-value="PT13H53M49S">
            <text:p>13:53:49</text:p>
          </table:table-cell>
          <table:table-cell office:value-type="string">
            <text:p>Eksplozja (huk)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table:style-name="ce3" table:formula="of:=[.$C$53]-([.$B$53]-[.B51])" office:value-type="time" office:time-value="PT13H56M26S">
            <text:p>13:56:26</text:p>
          </table:table-cell>
          <table:table-cell office:value-type="string">
            <text:p>(A) Komunikat z głośników: W imieniu organizatora prosimy o nieużywanie pirotechniki i zachowanie zgodne z prawem. Proszę państwa, prosimy o zachowanie zgodne z prawem i nieużywanie pirotechniki. W imieniu organizatora..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table:formula="of:=[.$C$53]-([.$B$53]-[.B52])" office:value-type="time" office:time-value="PT13H58M19S">
            <text:p>13:58:19</text:p>
          </table:table-cell>
          <table:table-cell office:value-type="string">
            <text:p>(B) Komunikat z głośników: Proszę państwa, w imieniu organizatora prosimy o nieużywanie pirotechniki. Prosimy nie używać pirotechniki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1S">
            <text:p>00:05:51</text:p>
          </table:table-cell>
          <table:table-cell table:style-name="ce2" office:value-type="time" office:time-value="PT13H59M26S">
            <text:p>13:59:26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table:formula="of:=[.$C$53]-([.$B$53]-[.B54])" office:value-type="time" office:time-value="PT13H59M27S">
            <text:p>13:59:27</text:p>
          </table:table-cell>
          <table:table-cell office:value-type="string">
            <text:p>Kobiecy głos: Tu nagrywaj, już są białe kaski. Pojawiają się białe kaski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6M20S">
            <text:p>00:06:20</text:p>
          </table:table-cell>
          <table:table-cell table:formula="of:=[.$C$53]-([.$B$53]-[.B55])" office:value-type="time" office:time-value="PT13H59M55S">
            <text:p>13:59:55</text:p>
          </table:table-cell>
          <table:table-cell office:value-type="string">
            <text:p>koniec gaszenia ognis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2M35S">
            <text:p>00:12:35</text:p>
          </table:table-cell>
          <table:table-cell table:formula="of:=[.$C$53]-([.$B$53]-[.B56])" office:value-type="time" office:time-value="PT14H06M10S">
            <text:p>14:06:10</text:p>
          </table:table-cell>
          <table:table-cell office:value-type="string">
            <text:p>eksplozje na trawni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3M10S">
            <text:p>00:13:10</text:p>
          </table:table-cell>
          <table:table-cell table:formula="of:=[.$C$53]-([.$B$53]-[.B57])" office:value-type="time" office:time-value="PT14H06M45S">
            <text:p>14:06:45</text:p>
          </table:table-cell>
          <table:table-cell office:value-type="string">
            <text:p>policja zaczyna się wycofywać z trawni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table:formula="of:=[.$C$53]-([.$B$53]-[.B58])" office:value-type="time" office:time-value="PT14H10M31S">
            <text:p>14:10:31</text:p>
          </table:table-cell>
          <table:table-cell office:value-type="string">
            <text:p>Początek zdarzenia z rzucaniem kamieni (Skrzyżowanie ulicy Wiejskiej z ulicą Frascati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0M10S">
            <text:p>00:20:10</text:p>
          </table:table-cell>
          <table:table-cell table:formula="of:=[.$C$53]-([.$B$53]-[.B59])" office:value-type="time" office:time-value="PT14H13M45S">
            <text:p>14:13:45</text:p>
          </table:table-cell>
          <table:table-cell office:value-type="string">
            <text:p>Eksplozje (Skrzyżowanie ulicy Wiejskiej z ulicą Frascati). Policja użyła granatów hukowych z gazem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1M41S">
            <text:p>00:21:41</text:p>
          </table:table-cell>
          <table:table-cell table:formula="of:=[.$C$53]-([.$B$53]-[.B60])" office:value-type="time" office:time-value="PT14H15M16S">
            <text:p>14:15:16</text:p>
          </table:table-cell>
          <table:table-cell office:value-type="string">
            <text:p>koniec eksploz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2M04S">
            <text:p>00:22:04</text:p>
          </table:table-cell>
          <table:table-cell table:formula="of:=[.$C$53]-([.$B$53]-[.B61])" office:value-type="time" office:time-value="PT14H15M39S">
            <text:p>14:15:39</text:p>
          </table:table-cell>
          <table:table-cell office:value-type="string">
            <text:p>Męski głos: Idą! Idą! (Kordon policji formuje się na ulicy Wiejskiej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3M26S">
            <text:p>00:23:26</text:p>
          </table:table-cell>
          <table:table-cell table:formula="of:=[.$C$53]-([.$B$53]-[.B62])" office:value-type="time" office:time-value="PT14H17M01S">
            <text:p>14:17:01</text:p>
          </table:table-cell>
          <table:table-cell office:value-type="string">
            <text:p>kordon policji rusza w kierunku Placu Trzech Krzyż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7M06S">
            <text:p>00:27:06</text:p>
          </table:table-cell>
          <table:table-cell table:formula="of:=[.$C$53]-([.$B$53]-[.B63])" office:value-type="time" office:time-value="PT14H20M41S">
            <text:p>14:20:41</text:p>
          </table:table-cell>
          <table:table-cell office:value-type="string">
            <text:p>kordon policji zaczyna się wycofywać w kierunku Sej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8M41S">
            <text:p>00:28:41</text:p>
          </table:table-cell>
          <table:table-cell table:formula="of:=[.$C$53]-([.$B$53]-[.B64])" office:value-type="time" office:time-value="PT14H22M16S">
            <text:p>14:22:16</text:p>
          </table:table-cell>
          <table:table-cell office:value-type="string">
            <text:p>komuś zakraplają coś do ocz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33M11S">
            <text:p>00:33:11</text:p>
          </table:table-cell>
          <table:table-cell table:formula="of:=[.$C$53]-([.$B$53]-[.B65])" office:value-type="time" office:time-value="PT14H26M46S">
            <text:p>14:26:46</text:p>
          </table:table-cell>
          <table:table-cell office:value-type="string">
            <text:p>Kobiecy głos: Polewaczka jedzie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6M45S">
            <text:p>03:36:45</text:p>
          </table:table-cell>
          <table:table-cell table:formula="of:=[.$C$67]-([.$B$67]-[.B66])" office:value-type="time" office:time-value="PT14H43M10S">
            <text:p>14:43:10</text:p>
          </table:table-cell>
          <table:table-cell office:value-type="string">
            <text:p>wywożą na noszach człowieka (obok krawędzi budynku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table:style-name="ce2" office:value-type="time" office:time-value="PT14H43M55S">
            <text:p>14:43:55</text:p>
          </table:table-cell>
          <table:table-cell office:value-type="string">
            <text:p>seria eksplozji na ulicy Wiejski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41M52S">
            <text:p>03:41:52</text:p>
          </table:table-cell>
          <table:table-cell table:formula="of:=[.$C$67]-([.$B$67]-[.B68])" office:value-type="time" office:time-value="PT14H48M17S">
            <text:p>14:48:17</text:p>
          </table:table-cell>
          <table:table-cell office:value-type="string">
            <text:p>wyprowadzili jakiegoś zatrzymanego (przez barierki w okolicach ulicy Frascati) patrz nagranie 2 (03:10:15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table:formula="of:=[.$C$67]-([.$B$67]-[.B69])" office:value-type="time" office:time-value="PT14H58M50S">
            <text:p>14:58:50</text:p>
          </table:table-cell>
          <table:table-cell office:value-type="string">
            <text:p>komunikat: policjanci ostrzegają..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table:formula="of:=[.$C$67]-([.$B$67]-[.B70])" office:value-type="time" office:time-value="PT14H59M13S">
            <text:p>14:59:13</text:p>
          </table:table-cell>
          <table:table-cell office:value-type="string">
            <text:p>komunikat o groźbie użycia środków przymus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table:formula="of:=[.$C$67]-([.$B$67]-[.B71])" office:value-type="time" office:time-value="PT15H01M15S">
            <text:p>15:01:15</text:p>
          </table:table-cell>
          <table:table-cell office:value-type="string">
            <text:p>komunikat: Policja wzywa do rozejścia się w kierunku ulicy Matejki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table:formula="of:=[.$C$67]-([.$B$67]-[.B72])" office:value-type="time" office:time-value="PT15H05M05S">
            <text:p>15:05:05</text:p>
          </table:table-cell>
          <table:table-cell office:value-type="string">
            <text:p>początek natarcia policji od strony Placu Trzech Krzyż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4M12S">
            <text:p>04:24:12</text:p>
          </table:table-cell>
          <table:table-cell table:formula="of:=[.$C$67]-([.$B$67]-[.B73])" office:value-type="time" office:time-value="PT15H30M37S">
            <text:p>15:30:37</text:p>
          </table:table-cell>
          <table:table-cell office:value-type="string">
            <text:p>mężczyzna w żółtej kamizelce leży na trawniku, dwóch policjantów go wiąż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5M39S">
            <text:p>04:25:39</text:p>
          </table:table-cell>
          <table:table-cell table:formula="of:=[.$C$67]-([.$B$67]-[.B74])" office:value-type="time" office:time-value="PT15H32M04S">
            <text:p>15:32:04</text:p>
          </table:table-cell>
          <table:table-cell office:value-type="string">
            <text:p>policjanci odprowadzają zatrzymane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4M27S">
            <text:p>04:34:27</text:p>
          </table:table-cell>
          <table:table-cell table:formula="of:=[.$C$67]-([.$B$67]-[.B75])" office:value-type="time" office:time-value="PT15H40M52S">
            <text:p>15:40:52</text:p>
          </table:table-cell>
          <table:table-cell office:value-type="string">
            <text:p>jakiś zatrzymywany leży na brzuchu, a na nim 2-óch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4M35S">
            <text:p>04:34:35</text:p>
          </table:table-cell>
          <table:table-cell table:formula="of:=[.$C$67]-([.$B$67]-[.B76])" office:value-type="time" office:time-value="PT15H41M00S">
            <text:p>15:41:00</text:p>
          </table:table-cell>
          <table:table-cell office:value-type="string">
            <text:p>inny zatrzymany leży obezwładniony przez paru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7M21S">
            <text:p>04:37:21</text:p>
          </table:table-cell>
          <table:table-cell table:formula="of:=[.$C$67]-([.$B$67]-[.B77])" office:value-type="time" office:time-value="PT15H43M46S">
            <text:p>15:43:46</text:p>
          </table:table-cell>
          <table:table-cell office:value-type="string">
            <text:p>policjanci podnieśli zatrzymanego i odprowadzają 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9M35S">
            <text:p>04:39:35</text:p>
          </table:table-cell>
          <table:table-cell table:formula="of:=[.$C$67]-([.$B$67]-[.B78])" office:value-type="time" office:time-value="PT15H46M00S">
            <text:p>15:46:00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2M51S">
            <text:p>00:12:51</text:p>
          </table:table-cell>
          <table:table-cell table:formula="of:=[.$C$80]-([.$B$80]-[.B79])" office:value-type="time" office:time-value="PT14H30M05S">
            <text:p>14:30:05</text:p>
          </table:table-cell>
          <table:table-cell office:value-type="string">
            <text:p>Podjeżdża samochód z armatką wodną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7M49S">
            <text:p>00:17:49</text:p>
          </table:table-cell>
          <table:table-cell table:style-name="ce2" office:value-type="time" office:time-value="PT14H35M03S">
            <text:p>14:35:03</text:p>
          </table:table-cell>
          <table:table-cell office:value-type="string">
            <text:p>Policjant dobiega do chłopaka, w pobliżu poseł Tumanowic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5M18S">
            <text:p>00:25:18</text:p>
          </table:table-cell>
          <table:table-cell table:formula="of:=[.$C$80]-([.$B$80]-[.B81])" office:value-type="time" office:time-value="PT14H42M32S">
            <text:p>14:42:32</text:p>
          </table:table-cell>
          <table:table-cell office:value-type="string">
            <text:p>uformowali kordon przy bocznej ulic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6M37S">
            <text:p>00:26:37</text:p>
          </table:table-cell>
          <table:table-cell table:formula="of:=[.$C$80]-([.$B$80]-[.B82])" office:value-type="time" office:time-value="PT14H43M51S">
            <text:p>14:43:51</text:p>
          </table:table-cell>
          <table:table-cell office:value-type="string">
            <text:p>seria eksplozji na ulicy Wiejskiej (niewyraźnie słychać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8M46S">
            <text:p>00:28:46</text:p>
          </table:table-cell>
          <table:table-cell table:formula="of:=[.$C$80]-([.$B$80]-[.B83])" office:value-type="time" office:time-value="PT14H46M00S">
            <text:p>14:46:00</text:p>
          </table:table-cell>
          <table:table-cell office:value-type="string">
            <text:p>kordon przy Placu Trzech Krzyż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9M27S">
            <text:p>00:29:27</text:p>
          </table:table-cell>
          <table:table-cell table:formula="of:=[.$C$80]-([.$B$80]-[.B84])" office:value-type="time" office:time-value="PT14H46M41S">
            <text:p>14:46:41</text:p>
          </table:table-cell>
          <table:table-cell office:value-type="string">
            <text:p>wyjeżdża ambulans na sygnale (koło kordonu przy Placu Trzech Krzyży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24S">
            <text:p>00:00:24</text:p>
          </table:table-cell>
          <table:table-cell table:formula="of:=[.$C$87]-([.$B$87]-[.B85])" office:value-type="time" office:time-value="PT14H33M57S">
            <text:p>14:33:57</text:p>
          </table:table-cell>
          <table:table-cell office:value-type="string">
            <text:p>widok na zablokowane wyjście z ulicy Wiejskiej na Plac Trzech Krzyż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34S">
            <text:p>00:00:34</text:p>
          </table:table-cell>
          <table:table-cell table:formula="of:=[.$C$87]-([.$B$87]-[.B86])" office:value-type="time" office:time-value="PT14H34M07S">
            <text:p>14:34:07</text:p>
          </table:table-cell>
          <table:table-cell office:value-type="string">
            <text:p>widok na zablokowane wyjście z ulicy Wiejskiej na skrzyżowanie z ulicą Piękną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30S">
            <text:p>00:01:30</text:p>
          </table:table-cell>
          <table:table-cell table:style-name="ce2" office:value-type="time" office:time-value="PT14H35M03S">
            <text:p>14:35:03</text:p>
          </table:table-cell>
          <table:table-cell office:value-type="string">
            <text:p>Policjant biegnie w kierunku chłopaka z flagą, w pobliżu stoi poseł Tumanowic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40S">
            <text:p>00:01:40</text:p>
          </table:table-cell>
          <table:table-cell table:formula="of:=[.$C$87]-([.$B$87]-[.B88])" office:value-type="time" office:time-value="PT14H35M13S">
            <text:p>14:35:13</text:p>
          </table:table-cell>
          <table:table-cell office:value-type="string">
            <text:p>chłopak powalony za kordone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03S">
            <text:p>00:03:03</text:p>
          </table:table-cell>
          <table:table-cell table:formula="of:=[.$C$87]-([.$B$87]-[.B89])" office:value-type="time" office:time-value="PT14H36M36S">
            <text:p>14:36:36</text:p>
          </table:table-cell>
          <table:table-cell office:value-type="string">
            <text:p>policjanci przenoszą jakiegoś innego mężczyznę na chodnik, ręce ma związane z tyłu czymś żółty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21S">
            <text:p>00:03:21</text:p>
          </table:table-cell>
          <table:table-cell table:formula="of:=[.$C$87]-([.$B$87]-[.B90])" office:value-type="time" office:time-value="PT14H36M54S">
            <text:p>14:36:54</text:p>
          </table:table-cell>
          <table:table-cell office:value-type="string">
            <text:p>2-óch policjantów prowadzi mężczyznę po usunięciu barierki przy chod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0S">
            <text:p>03:10:30</text:p>
          </table:table-cell>
          <table:table-cell table:formula="of:=[.$C$92]-([.$B$92]-[.B91])" office:value-type="time" office:time-value="PT13H59M19S">
            <text:p>13:59:19</text:p>
          </table:table-cell>
          <table:table-cell office:value-type="string">
            <text:p>białe kaski przy ognis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7S">
            <text:p>03:10:37</text:p>
          </table:table-cell>
          <table:table-cell table:style-name="ce4" office:value-type="time" office:time-value="PT13H59M26S">
            <text:p>13:59:26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25M29S">
            <text:p>03:25:29</text:p>
          </table:table-cell>
          <table:table-cell table:formula="of:=[.$C$92]-([.$B$92]-[.B93])" office:value-type="time" office:time-value="PT14H14M18S">
            <text:p>14:14:18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23S">
            <text:p>03:32:23</text:p>
          </table:table-cell>
          <table:table-cell table:formula="of:=[.$C$92]-([.$B$92]-[.B94])" office:value-type="time" office:time-value="PT14H21M12S">
            <text:p>14:21:12</text:p>
          </table:table-cell>
          <table:table-cell office:value-type="string">
            <text:p>Marcin Rola: O!O! Tam leci gaz. [Policja użyła gazu na ulicy Wiejskiej w pobliżu Budynku Komisji Sejmowych.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55S">
            <text:p>03:32:55</text:p>
          </table:table-cell>
          <table:table-cell table:formula="of:=[.$C$92]-([.$B$92]-[.B95])" office:value-type="time" office:time-value="PT14H21M44S">
            <text:p>14:21:44</text:p>
          </table:table-cell>
          <table:table-cell office:value-type="string">
            <text:p>rzucanie jajkami i pomidorami w policjantów pod Sejme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3M16S">
            <text:p>03:33:16</text:p>
          </table:table-cell>
          <table:table-cell table:formula="of:=[.$C$92]-([.$B$92]-[.B96])" office:value-type="time" office:time-value="PT14H22M05S">
            <text:p>14:22:05</text:p>
          </table:table-cell>
          <table:table-cell office:value-type="string">
            <text:p>ktoś rzucił racę za kord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6M06S">
            <text:p>03:36:06</text:p>
          </table:table-cell>
          <table:table-cell table:formula="of:=[.$C$92]-([.$B$92]-[.B97])" office:value-type="time" office:time-value="PT14H24M55S">
            <text:p>14:24:55</text:p>
          </table:table-cell>
          <table:table-cell office:value-type="string">
            <text:p>policja z kordonu przed Sejmem użyła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41M47S">
            <text:p>03:41:47</text:p>
          </table:table-cell>
          <table:table-cell table:formula="of:=[.$C$92]-([.$B$92]-[.B98])" office:value-type="time" office:time-value="PT14H30M36S">
            <text:p>14:30:36</text:p>
          </table:table-cell>
          <table:table-cell office:value-type="string">
            <text:p>poseł Braun przed tłumem na traw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34M46S">
            <text:p>04:34:46</text:p>
          </table:table-cell>
          <table:table-cell table:formula="of:=[.$C$92]-([.$B$92]-[.B99])" office:value-type="time" office:time-value="PT15H23M35S">
            <text:p>15:23:35</text:p>
          </table:table-cell>
          <table:table-cell office:value-type="string">
            <text:p>zatrzymali mężczyznę w tłumi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table:formula="of:=[.$C$92]-([.$B$92]-[.B100])" office:value-type="time" office:time-value="PT15H45M53S">
            <text:p>15:45:53</text:p>
          </table:table-cell>
          <table:table-cell office:value-type="string">
            <text:p>kogoś wyciągnęli z tłumu, użycie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table:formula="of:=[.$C$92]-([.$B$92]-[.B101])" office:value-type="time" office:time-value="PT15H46M02S">
            <text:p>15:46:02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table:formula="of:=[.$C$103]-([.$B$103]-[.B102])" office:value-type="time" office:time-value="PT13H57M25S">
            <text:p>13:57:25</text:p>
          </table:table-cell>
          <table:table-cell office:value-type="string">
            <text:p>początek nagrania 8, ekipa gaśnicza wyszła z ulicy Wiejskiej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01S">
            <text:p>00:02:01</text:p>
          </table:table-cell>
          <table:table-cell table:style-name="ce2" office:value-type="time" office:time-value="PT13H59M26S">
            <text:p>13:59:26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29S">
            <text:p>00:02:29</text:p>
          </table:table-cell>
          <table:table-cell table:formula="of:=[.$C$103]-([.$B$103]-[.B104])" office:value-type="time" office:time-value="PT13H59M54S">
            <text:p>13:59:54</text:p>
          </table:table-cell>
          <table:table-cell office:value-type="string">
            <text:p>koniec gaszen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20S">
            <text:p>00:04:20</text:p>
          </table:table-cell>
          <table:table-cell table:formula="of:=[.$C$103]-([.$B$103]-[.B105])" office:value-type="time" office:time-value="PT14H01M45S">
            <text:p>14:01:45</text:p>
          </table:table-cell>
          <table:table-cell office:value-type="string">
            <text:p>po przepychance z protestującymi użycie gazu przez policję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3S">
            <text:p>00:05:13</text:p>
          </table:table-cell>
          <table:table-cell table:formula="of:=[.$C$103]-([.$B$103]-[.B106])" office:value-type="time" office:time-value="PT14H02M38S">
            <text:p>14:02:38</text:p>
          </table:table-cell>
          <table:table-cell office:value-type="string">
            <text:p>ponowne użycie gazu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8S">
            <text:p>00:05:18</text:p>
          </table:table-cell>
          <table:table-cell table:formula="of:=[.$C$103]-([.$B$103]-[.B107])" office:value-type="time" office:time-value="PT14H02M43S">
            <text:p>14:02:43</text:p>
          </table:table-cell>
          <table:table-cell office:value-type="string">
            <text:p>pałowanie i gazowani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43S">
            <text:p>00:05:43</text:p>
          </table:table-cell>
          <table:table-cell table:formula="of:=[.$C$103]-([.$B$103]-[.B108])" office:value-type="time" office:time-value="PT14H03M08S">
            <text:p>14:03:08</text:p>
          </table:table-cell>
          <table:table-cell office:value-type="string">
            <text:p>policjanci wyszli z tłumu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Nagranie TV Trwam</text:p>
          </table:table-cell>
          <table:table-cell office:value-type="string">
            <text:p>https://www.youtube.com/watch?v=pOO1KzlCmKQ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lacja kanału MIR (Media Informacje Relacje)</text:p>
          </table:table-cell>
          <table:table-cell office:value-type="string">
            <text:p>https://www.facebook.com/100063876590597/videos/25219040446552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Nagranie prowokacje na proteście, kanał MIR</text:p>
          </table:table-cell>
          <table:table-cell office:value-type="string">
            <text:p>https://www.facebook.com/Live.MIR.tv/videos/protest-rolnik%C3%B3w-06032024-od-tego-si%C4%99-zacz%C4%99%C5%82y-zamieszki-na-eskalacj%C4%99-nie-trzeba-/2207634769599218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lacja Onet</text:p>
          </table:table-cell>
          <table:table-cell office:value-type="string">
            <text:p>https://www.youtube.com/watch?v=njdq06OC_hs&amp;pp=ygUWcHJvdGVzdCByb2xuaWvDs3cgb25ldA%3D%3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Relacja emisjaTV</text:p>
          </table:table-cell>
          <table:table-cell office:value-type="string">
            <text:p>https://www.youtube.com/watch?v=61ulyGHUFps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Nagranie widok z góry</text:p>
          </table:table-cell>
          <table:table-cell office:value-type="string">
            <text:p>ZOMOTuska.mp4 <text:a xlink:href="https://www.youtube.com/watch?v=tJIKFYXv3og">https://www.youtube.com/watch?v=tJIKFYXv3og</text:a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Relacja wRealu24</text:p>
          </table:table-cell>
          <table:table-cell office:value-type="string">
            <text:p>https://banbye.com/watch/v_f6BX0twGfe0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Nagranie prowokacja Fakt</text:p>
          </table:table-cell>
          <table:table-cell office:value-type="string">
            <text:p>https://www.youtube.com/watch?v=qTyJYaCfqvw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1">11.04.2024</text:date>, <text:time>14:16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7T15:20:43.73</meta:creation-date>
    <dc:date>2024-04-11T14:16:00.25</dc:date>
    <dc:creator>Andrzej Bystrzycki</dc:creator>
    <meta:editing-duration>PT9H43M53S</meta:editing-duration>
    <meta:editing-cycles>31</meta:editing-cycles>
    <meta:generator>OpenOffice/4.1.15$Win32 OpenOffice.org_project/4115m2$Build-9813</meta:generator>
    <meta:document-statistic meta:table-count="3" meta:cell-count="456" meta:object-count="0"/>
  </office:meta>
</office:document-meta>
</file>